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線の終点_20_9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1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11" style:family="graphic" style:parent-style-name="standard">
      <style:graphic-properties draw:fill-color="#9a0079" draw:textarea-horizontal-align="justify" draw:textarea-vertical-align="middle" draw:auto-grow-height="false" fo:min-height="1.011cm" fo:min-width="4.201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4" style:family="graphic" style:parent-style-name="standard">
      <style:graphic-properties svg:stroke-width="0.081cm" svg:stroke-color="#0041ff" draw:marker-start-width="0.321cm" draw:marker-end-width="0.321cm" draw:fill="none" draw:textarea-vertical-align="middle" draw:auto-grow-height="false" fo:min-height="4.4cm" fo:min-width="0cm" fo:padding-top="0.165cm" fo:padding-bottom="0.165cm" fo:padding-left="0.29cm" fo:padding-right="0.29cm" fo:wrap-option="wrap"/>
    </style:style>
    <style:style style:name="gr15" style:family="graphic" style:parent-style-name="standard">
      <style:graphic-properties draw:fill-color="#9a0079" draw:textarea-horizontal-align="justify" draw:textarea-vertical-align="middle" draw:auto-grow-height="false" fo:min-height="1.011cm" fo:min-width="2.739cm" fo:wrap-option="wrap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2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26" style:family="graphic" style:parent-style-name="standard">
      <style:graphic-properties draw:fill-color="#9a0079" draw:textarea-horizontal-align="justify" draw:textarea-vertical-align="middle" draw:auto-grow-height="false" fo:min-height="1.011cm" fo:min-width="4.254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2.836cm"/>
      <style:paragraph-properties style:writing-mode="lr-tb"/>
    </style:style>
    <style:style style:name="gr28" style:family="graphic" style:parent-style-name="objectwithoutfill">
      <style:graphic-properties svg:stroke-width="0.081cm" svg:stroke-color="#000000" draw:marker-start-width="0.321cm" draw:marker-end="線の終点_20_13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-width="0.321cm" draw:marker-end="線の終点_20_1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3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8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3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1" style:family="graphic" style:parent-style-name="standard">
      <style:graphic-properties draw:fill-color="#9a0079" draw:textarea-horizontal-align="justify" draw:textarea-vertical-align="middle" draw:auto-grow-height="false" fo:min-height="1.011cm" fo:min-width="4.541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5" style:family="graphic" style:parent-style-name="objectwithoutfill">
      <style:graphic-properties svg:stroke-width="0.081cm" svg:stroke-color="#000000" draw:marker-start-width="0.321cm" draw:marker-end="線の終点_20_15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1.104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5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  <style:paragraph-properties style:writing-mode="lr-tb"/>
    </style:style>
    <style:style style:name="gr60" style:family="graphic" style:parent-style-name="standard">
      <style:graphic-properties svg:stroke-width="0.081cm" svg:stroke-color="#9a0079" draw:marker-start-width="0.321cm" draw:marker-end-width="0.321cm" draw:fill="none" draw:fill-color="#ffffff" loext:fill-use-slide-background="false" draw:textarea-horizontal-align="justify" draw:textarea-vertical-align="middle" draw:auto-grow-height="false" fo:min-height="0.396cm" fo:min-width="2.595cm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svg:stroke-width="0.081cm" svg:stroke-color="#000000" draw:marker-start-width="0.321cm" draw:marker-end="線の終点_20_18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  <style:paragraph-properties style:writing-mode="lr-tb"/>
    </style:style>
    <style:style style:name="gr64" style:family="graphic" style:parent-style-name="objectwithoutfill">
      <style:graphic-properties svg:stroke-width="0.081cm" svg:stroke-color="#000000" draw:marker-start-width="0.321cm" draw:marker-end="線の終点_20_19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000000" draw:marker-start-width="0.321cm" draw:marker-end="線の終点_20_20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2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69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0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1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2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7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5cm" svg:stroke-color="#ff2800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303cm" fo:min-width="9.898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35a16b" draw:marker-start="" draw:marker-start-width="0.252cm" draw:marker-start-center="false" draw:marker-end="" draw:marker-end-width="0.252cm" draw:marker-end-center="false" svg:stroke-linecap="round" draw:fill="solid" draw:fill-color="#ffff99" draw:opacity="100%" draw:textarea-horizontal-align="justify" draw:textarea-vertical-align="middle" draw:auto-grow-height="false" fo:min-height="1.301cm" fo:min-width="9.89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svg:stroke-color="#9a0079" draw:marker-start="" draw:marker-start-width="0.2cm" draw:marker-start-center="false" draw:marker-end="" draw:marker-end-width="0.2cm" draw:marker-end-center="false" svg:stroke-linecap="round" draw:fill="none" draw:fill-color="#f6f9d4" loext:fill-use-slide-background="false" draw:textarea-horizontal-align="justify" draw:textarea-vertical-align="middle" draw:auto-grow-height="false" fo:min-height="1.682cm" fo:min-width="6.237cm" fo:padding-top="0.125cm" fo:padding-bottom="0.125cm" fo:padding-left="0.25cm" fo:padding-right="0.25cm" fo:wrap-option="wrap" draw:shadow="hidden" draw:shadow-offset-x="0.071cm" draw:shadow-offset-y="0.071cm" draw:shadow-color="#808080"/>
    </style:style>
    <style:style style:name="gr80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1" style:family="graphic" style:parent-style-name="standard" style:list-style-name="L3">
      <style:graphic-properties draw:stroke="solid" svg:stroke-width="0.081cm" svg:stroke-color="#9a0079" draw:marker-start="" draw:marker-start-width="0.321cm" draw:marker-start-center="false" draw:marker-end="" draw:marker-end-width="0.321cm" draw:marker-end-center="false" svg:stroke-linecap="round" draw:fill="none" draw:fill-color="#f6f9d4" loext:fill-use-slide-background="false" draw:textarea-horizontal-align="justify" draw:textarea-vertical-align="middle" fo:padding-top="0.165cm" fo:padding-bottom="0.165cm" fo:padding-left="0.29cm" fo:padding-right="0.29cm" fo:wrap-option="wrap" draw:shadow="visible" draw:shadow-offset-x="0.035cm" draw:shadow-offset-y="0.035cm" draw:shadow-color="#81d41a"/>
    </style:style>
    <style:style style:name="gr82" style:family="graphic" style:parent-style-name="standard">
      <style:graphic-properties draw:fill-color="#9a0079" draw:textarea-horizontal-align="justify" draw:textarea-vertical-align="middle" draw:auto-grow-height="false" fo:min-height="2.271cm" fo:min-width="6.81cm" fo:wrap-option="wrap"/>
      <style:paragraph-properties style:writing-mode="lr-tb"/>
    </style:style>
    <style:style style:name="gr83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4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5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6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fo:padding-top="0.136cm" fo:padding-bottom="0.136cm" fo:padding-left="0.261cm" fo:padding-right="0.261cm" fo:wrap-option="wrap" draw:shadow="hidden" draw:shadow-offset-x="0.05cm" draw:shadow-offset-y="0.05cm" draw:shadow-color="#3465a4"/>
    </style:style>
    <style:style style:name="gr87" style:family="graphic" style:parent-style-name="standard" style:list-style-name="L3">
      <style:graphic-properties draw:stroke="solid" draw:stroke-dash="Dash_20_2" svg:stroke-width="0.053cm" svg:stroke-color="#0041ff" draw:marker-start="" draw:marker-start-width="0.284cm" draw:marker-start-center="false" draw:marker-end="" draw:marker-end-width="0.284cm" draw:marker-end-center="false" draw:stroke-linejoin="round" svg:stroke-linecap="round" draw:fill="solid" draw:fill-color="#ffffff" draw:textarea-horizontal-align="justify" draw:textarea-vertical-align="middle" fo:padding-top="0.136cm" fo:padding-bottom="0.136cm" fo:padding-left="0.261cm" fo:padding-right="0.261cm" fo:wrap-option="wrap" draw:shadow="hidden" draw:shadow-offset-x="0.05cm" draw:shadow-offset-y="0.05cm" draw:shadow-color="#3465a4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1cm" fo:min-width="9.875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92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3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4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1.63cm" fo:min-width="9.875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6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7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8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9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0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1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14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2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3" style:family="graphic" style:parent-style-name="standard" style:list-style-name="L3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4" style:family="graphic" style:parent-style-name="objectwithoutfill">
      <style:graphic-properties svg:stroke-width="0.081cm" svg:stroke-color="#000000" draw:marker-start-width="0.321cm" draw:marker-end="線の終点_20_22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svg:stroke-width="0.081cm" svg:stroke-color="#000000" draw:marker-start-width="0.321cm" draw:marker-end="線の終点_20_26" draw:marker-end-width="0.4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svg:stroke-width="0.081cm" svg:stroke-color="#000000" draw:marker-start-width="0.321cm" draw:marker-end="線の終点_20_27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objectwithoutfill">
      <style:graphic-properties svg:stroke-width="0.081cm" svg:stroke-color="#000000" draw:marker-start-width="0.321cm" draw:marker-end="線の終点_20_28" draw:marker-end-width="0.4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081cm" svg:stroke-color="#000000" draw:marker-start-width="0.321cm" draw:marker-end="線の終点_20_29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702cm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1.688cm" fo:min-width="5.701cm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1.361cm" fo:min-width="6.258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23" style:family="graphic" style:parent-style-name="objectwithoutfill">
      <style:graphic-properties draw:marker-end="線の終点_20_38" draw:marker-end-width="0.3cm" draw:fill="none" draw:textarea-vertical-align="middle"/>
    </style:style>
    <style:style style:name="gr124" style:family="graphic" style:parent-style-name="objectwithoutfill">
      <style:graphic-properties draw:marker-end="線の終点_20_39" draw:marker-end-width="0.3cm" draw:fill="none" draw:textarea-vertical-align="middle"/>
    </style:style>
    <style:style style:name="gr125" style:family="graphic" style:parent-style-name="objectwithoutfill">
      <style:graphic-properties draw:marker-end="線の終点_20_40" draw:marker-end-width="0.3cm" draw:fill="none" draw:textarea-vertical-align="middle"/>
    </style:style>
    <style:style style:name="gr126" style:family="graphic" style:parent-style-name="objectwithoutfill">
      <style:graphic-properties draw:marker-end="線の終点_20_41" draw:marker-end-width="0.3cm" draw:fill="none" draw:textarea-vertical-align="middle"/>
    </style:style>
    <style:style style:name="gr127" style:family="graphic" style:parent-style-name="objectwithoutfill">
      <style:graphic-properties draw:marker-end="線の終点_20_42" draw:marker-end-width="0.3cm" draw:fill="none" draw:textarea-vertical-align="middle"/>
    </style:style>
    <style:style style:name="gr128" style:family="graphic" style:parent-style-name="objectwithoutfill">
      <style:graphic-properties draw:marker-end="線の終点_20_43" draw:marker-end-width="0.3cm" draw:fill="none" draw:textarea-vertical-align="middle"/>
    </style:style>
    <style:style style:name="gr129" style:family="graphic" style:parent-style-name="objectwithoutfill">
      <style:graphic-properties draw:marker-end="線の終点_20_44" draw:marker-end-width="0.3cm" draw:fill="none" draw:textarea-vertical-align="middle"/>
    </style:style>
    <style:style style:name="gr130" style:family="graphic" style:parent-style-name="objectwithoutfill">
      <style:graphic-properties draw:marker-end="線の終点_20_45" draw:marker-end-width="0.3cm" draw:fill="none" draw:textarea-vertical-align="middle"/>
    </style:style>
    <style:style style:name="gr131" style:family="graphic" style:parent-style-name="objectwithoutfill">
      <style:graphic-properties draw:marker-end="線の終点_20_46" draw:marker-end-width="0.3cm" draw:fill="none" draw:textarea-vertical-align="middle"/>
    </style:style>
    <style:style style:name="gr132" style:family="graphic" style:parent-style-name="objectwithoutfill">
      <style:graphic-properties draw:marker-end="線の終点_20_47" draw:marker-end-width="0.3cm" draw:fill="none" draw:textarea-vertical-align="middle"/>
    </style:style>
    <style:style style:name="gr133" style:family="graphic" style:parent-style-name="objectwithoutfill">
      <style:graphic-properties draw:marker-end="線の終点_20_48" draw:marker-end-width="0.3cm" draw:fill="none" draw:textarea-vertical-align="middle"/>
    </style:style>
    <style:style style:name="gr134" style:family="graphic" style:parent-style-name="objectwithoutfill">
      <style:graphic-properties draw:marker-end="線の終点_20_49" draw:marker-end-width="0.3cm" draw:fill="none" draw:textarea-vertical-align="middle"/>
    </style:style>
    <style:style style:name="gr135" style:family="graphic" style:parent-style-name="standard">
      <style:graphic-properties draw:textarea-horizontal-align="justify" draw:textarea-vertical-align="middle" draw:auto-grow-height="false" fo:min-height="0.839cm" fo:min-width="7.211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032cm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39" style:family="graphic" style:parent-style-name="standard" style:list-style-name="L2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0000"/>
      <style:paragraph-properties style:writing-mode="lr-tb"/>
    </style:style>
    <style:style style:name="gr140" style:family="graphic" style:parent-style-name="objectwithoutfill">
      <style:graphic-properties draw:marker-end="線の終点_20_9" draw:marker-end-width="0.3cm" draw:fill="none" draw:textarea-vertical-align="middle"/>
    </style:style>
    <style:style style:name="gr141" style:family="graphic" style:parent-style-name="standard" style:list-style-name="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1" draw:gradient-step-count="0" draw:textarea-horizontal-align="justify" draw:textarea-vertical-align="middle" fo:padding-top="0.125cm" fo:padding-bottom="0.125cm" fo:padding-left="0.25cm" fo:padding-right="0.25cm" fo:wrap-option="wrap" draw:shadow="visible" draw:shadow-offset-x="0.071cm" draw:shadow-offset-y="0.071cm" draw:shadow-color="#808080"/>
      <style:paragraph-properties style:writing-mode="lr-tb"/>
    </style:style>
    <style:style style:name="gr142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ea7500" draw:textarea-horizontal-align="justify" draw:textarea-vertical-align="middle" draw:auto-grow-height="false" draw:fit-to-size="false" style:shrink-to-fit="false" fo:min-height="0.055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143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7b3d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144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ff80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gr145" style:family="graphic" style:parent-style-name="standard" style:list-style-name="L6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opacity="50%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035cm" draw:shadow-offset-y="0.035cm" draw:shadow-color="#808080"/>
      <style:paragraph-properties style:writing-mode="lr-tb"/>
    </style:style>
    <style:style style:name="gr146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48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149" style:family="graphic" style:parent-style-name="standard" style:list-style-name="L5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ff8000"/>
      <style:paragraph-properties style:writing-mode="lr-tb"/>
    </style:style>
    <style:style style:name="gr150" style:family="graphic" style:parent-style-name="objectwithoutfill">
      <style:graphic-properties draw:marker-end="線の終点_20_10" draw:marker-end-width="0.3cm" draw:fill="none" draw:textarea-vertical-align="middle"/>
    </style:style>
    <style:style style:name="gr151" style:family="graphic" style:parent-style-name="objectwithoutfill">
      <style:graphic-properties draw:marker-end="線の終点_20_11" draw:marker-end-width="0.3cm" draw:fill="none" draw:textarea-vertical-align="middle"/>
    </style:style>
    <style:style style:name="gr152" style:family="graphic" style:parent-style-name="objectwithoutfill">
      <style:graphic-properties draw:marker-end="線の終点_20_12" draw:marker-end-width="0.3cm" draw:fill="none" draw:textarea-vertical-align="middle"/>
    </style:style>
    <style:style style:name="gr153" style:family="graphic" style:parent-style-name="standard" style:list-style-name="L3">
      <style:graphic-properties draw:stroke="solid" svg:stroke-width="0cm" svg:stroke-color="#ff972f" draw:marker-start="" draw:marker-start-width="0.15cm" draw:marker-start-center="false" draw:marker-end="" draw:marker-end-width="0.15cm" draw:marker-end-center="false" draw:stroke-linejoin="round" svg:stroke-linecap="round" draw:fill="gradient" draw:fill-color="#4472c4" draw:fill-gradient-name="Gradient_20_787" draw:gradient-step-count="0" draw:opacity="100%" draw:textarea-horizontal-align="justify" draw:textarea-vertical-align="middle" draw:auto-grow-height="false" draw:fit-to-size="false" style:shrink-to-fit="false" fo:min-height="1.142cm" fo:min-width="4.163cm" fo:padding-top="0.108cm" fo:padding-bottom="0.108cm" fo:padding-left="0.233cm" fo:padding-right="0.233cm" fo:wrap-option="wrap" draw:shadow="visible" draw:shadow-offset-x="0.141cm" draw:shadow-offset-y="0.141cm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881cm"/>
      <style:paragraph-properties style:writing-mode="lr-tb"/>
    </style:style>
    <style:style style:name="gr161" style:family="graphic" style:parent-style-name="standard">
      <style:graphic-properties draw:textarea-horizontal-align="justify" draw:textarea-vertical-align="middle" draw:auto-grow-height="false" fo:min-height="0.476cm" fo:min-width="2.199cm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624cm" fo:min-width="4.909cm" fo:padding-top="0.142cm" fo:padding-bottom="0.142cm" fo:padding-left="0.267cm" fo:padding-right="0.267cm" fo:wrap-option="wrap" draw:shadow="visible" draw:shadow-offset-x="0cm" draw:shadow-offset-y="0.035cm" draw:shadow-color="#81d41a"/>
      <style:paragraph-properties style:writing-mode="lr-tb"/>
    </style:style>
    <style:style style:name="gr168" style:family="graphic" style:parent-style-name="standard" style:list-style-name="L3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438cm" fo:min-width="4.003cm" fo:padding-top="0.142cm" fo:padding-bottom="0.142cm" fo:padding-left="0.267cm" fo:padding-right="0.267cm" fo:wrap-option="wrap" draw:shadow="hidden" draw:shadow-offset-x="0cm" draw:shadow-offset-y="1.058cm" draw:shadow-color="#808080" draw:shadow-opacity="40%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8.257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59cm"/>
      <style:paragraph-properties style:writing-mode="lr-tb"/>
    </style:style>
    <style:style style:name="gr171" style:family="graphic" style:parent-style-name="standard">
      <style:graphic-properties draw:fill="none" draw:textarea-vertical-align="middle" draw:auto-grow-height="false" fo:min-height="13.508cm" fo:min-width="0cm" fo:wrap-option="wrap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title" style:list-style-name="L7">
      <style:graphic-properties fo:min-height="3.109cm"/>
      <style:paragraph-properties style:writing-mode="lr-tb"/>
    </style:style>
    <style:style style:name="pr3" style:family="presentation" style:parent-style-name="標準-title">
      <style:graphic-properties fo:min-height="3.223cm"/>
      <style:paragraph-properties style:writing-mode="lr-tb"/>
    </style:style>
    <style:style style:name="co1" style:family="table-column">
      <style:table-column-properties style:column-width="1.769cm" style:use-optimal-column-width="false"/>
    </style:style>
    <style:style style:name="co2" style:family="table-column">
      <style:table-column-properties style:column-width="1.767cm" style:use-optimal-column-width="false"/>
    </style:style>
    <style:style style:name="co3" style:family="table-column">
      <style:table-column-properties style:column-width="1.627cm" style:use-optimal-column-width="false"/>
    </style:style>
    <style:style style:name="co4" style:family="table-column">
      <style:table-column-properties style:column-width="1.632cm" style:use-optimal-column-width="false"/>
    </style:style>
    <style:style style:name="co5" style:family="table-column">
      <style:table-column-properties style:column-width="4.042cm" style:use-optimal-column-width="false"/>
    </style:style>
    <style:style style:name="co6" style:family="table-column">
      <style:table-column-properties style:column-width="3.903cm" style:use-optimal-column-width="false"/>
    </style:style>
    <style:style style:name="co7" style:family="table-column">
      <style:table-column-properties style:column-width="5.451cm" style:use-optimal-column-width="false"/>
    </style:style>
    <style:style style:name="ro1" style:family="table-row">
      <style:table-row-properties style:row-height="1.53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209cm" style:use-optimal-row-height="false"/>
    </style:style>
    <style:style style:name="ce1" style:family="table-cell">
      <loext:graphic-properties draw:textarea-vertical-align="middle"/>
      <style:text-properties fo:color="#ffffff" loext:opacity="100%" loext:color-lum-mod="100%" loext:color-lum-off="0%"/>
    </style:style>
    <style:style style:name="ce2" style:family="table-cell">
      <style:text-properties fo:font-size="10.5pt" style:font-size-asian="10.5pt" style:font-size-complex="10.5pt"/>
    </style:style>
    <style:style style:name="ce3" style:family="table-cell">
      <style:paragraph-properties fo:text-align="start"/>
      <style:text-properties fo:font-size="10.5pt" style:font-size-asian="10.5pt" style:font-size-complex="10.5pt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99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fo:font-size="12.6999998092651pt" style:font-size-asian="14pt" style:font-size-complex="14pt"/>
    </style:style>
    <style:style style:name="P10" style:family="paragraph">
      <style:paragraph-properties fo:text-align="start" style:writing-mode="lr-tb"/>
      <style:text-properties fo:font-size="12.6999998092651pt" style:font-size-asian="14pt" style:font-size-complex="14pt"/>
    </style:style>
    <style:style style:name="P11" style:family="paragraph">
      <loext:graphic-properties draw:fill-color="#9a0079"/>
      <style:paragraph-properties fo:text-align="center" style:writing-mode="lr-tb"/>
      <style:text-properties fo:font-size="12.6999998092651pt" style:font-size-asian="14pt" style:font-size-complex="14pt"/>
    </style:style>
    <style:style style:name="P12" style:family="paragraph">
      <style:paragraph-properties fo:text-align="start" style:writing-mode="lr-tb"/>
      <style:text-properties fo:font-size="14pt" style:font-size-asian="12.6999998092651pt" style:font-size-complex="14pt"/>
    </style:style>
    <style:style style:name="P13" style:family="paragraph">
      <loext:graphic-properties draw:fill-color="#9a0079"/>
      <style:paragraph-properties fo:text-align="start" style:writing-mode="lr-tb"/>
      <style:text-properties fo:font-size="14pt" style:font-size-asian="12.6999998092651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-color="#9a0079"/>
      <style:paragraph-properties fo:text-align="start" style:writing-mode="lr-tb"/>
      <style:text-properties fo:font-size="12pt" style:font-size-asian="12pt" style:font-size-complex="12pt"/>
    </style:style>
    <style:style style:name="P17" style:family="paragraph">
      <style:text-properties fo:color="#ffffff" loext:opacity="100%"/>
    </style:style>
    <style:style style:name="P18" style:family="paragraph">
      <loext:graphic-properties draw:fill="none" draw:fill-color="#ffffff"/>
      <style:paragraph-properties style:writing-mode="lr-tb"/>
      <style:text-properties style:font-size-asian="16.2999992370605pt"/>
    </style:style>
    <style:style style:name="P19" style:family="paragraph">
      <loext:graphic-properties draw:fill="none" draw:fill-color="#ffffff"/>
      <style:paragraph-properties style:writing-mode="lr-tb"/>
      <style:text-properties fo:color="#0041ff" loext:opacity="100%" loext:color-lum-mod="100%" loext:color-lum-off="0%" fo:font-size="16.2999992370605pt" fo:font-style="italic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0041ff" loext:opacity="100%" loext:color-lum-mod="100%" loext:color-lum-off="0%" fo:font-style="italic" style:font-size-asian="16.2999992370605pt"/>
    </style:style>
    <style:style style:name="P22" style:family="paragraph">
      <loext:graphic-properties draw:fill="none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solid" draw:fill-color="#ffdbb6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fo:text-align="center" style:writing-mode="lr-tb"/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style:paragraph-properties fo:margin-top="0.5cm" fo:margin-bottom="0cm" fo:text-align="center" style:writing-mode="lr-tb"/>
    </style:style>
    <style:style style:name="P31" style:family="paragraph">
      <style:paragraph-properties fo:text-align="center" style:writing-mode="lr-tb"/>
      <style:text-properties style:font-size-asian="16.2999992370605pt"/>
    </style:style>
    <style:style style:name="P32" style:family="paragraph">
      <loext:graphic-properties draw:fill="gradient" draw:fill-color="#729fcf" draw:fill-gradient-name="Gradient_20_11" draw:gradient-step-count="0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ea75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7b3d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80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4472c4" draw:fill-gradient-name="Gradient_20_787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6.299999237060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style:writing-mode="lr-tb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1.8000001907349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gradient" draw:fill-color="#4472c4" draw:fill-gradient-name="Gradient_20_787" draw:gradient-step-count="0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1.8000001907349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text-align="center" style:writing-mode="lr-tb"/>
      <style:text-properties fo:font-size="13pt" style:font-size-asian="11.8000001907349pt" style:font-size-complex="13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.6999998092651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4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2.6999998092651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5" style:family="paragraph">
      <style:text-properties style:font-size-asian="10.5pt" style:font-size-complex="10.5pt"/>
    </style:style>
    <style:style style:name="P46" style:family="paragraph">
      <style:paragraph-properties fo:text-align="start" style:writing-mode="lr-tb"/>
      <style:text-properties fo:font-size="10.5pt" style:font-size-asian="10.5pt" style:font-size-complex="10.5pt" fo:hyphenate="false"/>
    </style:style>
    <style:style style:name="P47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style:writing-mode="lr-tb"/>
      <style:text-properties fo:font-size="16.299999237060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loext:opacity="100%" style:font-size-asian="16.2999992370605pt"/>
    </style:style>
    <style:style style:name="T6" style:family="text">
      <style:text-properties style:font-size-asian="16.2999992370605pt"/>
    </style:style>
    <style:style style:name="T7" style:family="text">
      <style:text-properties fo:color="#0041ff" loext:opacity="100%" fo:font-size="16.2999992370605pt" fo:font-style="italic"/>
    </style:style>
    <style:style style:name="T8" style:family="text">
      <style:text-properties fo:color="#0041ff" loext:opacity="100%" fo:font-style="italic" style:font-size-asian="16.299999237060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6.2999992370605pt"/>
    </style:style>
    <style:style style:name="T15" style:family="text">
      <style:text-properties fo:font-size="10.5pt" style:font-size-asian="10.5pt" style:font-size-complex="10.5pt"/>
    </style:style>
    <text:list-style style:name="L1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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1">
        <draw:custom-shape draw:name="messagebox-positiv 1" draw:style-name="gr1" draw:text-style-name="P2" xml:id="id2" draw:id="id2" draw:layer="layout" svg:width="10.432cm" svg:height="1.585cm" svg:x="7.801cm" svg:y="3.339cm">
          <text:list text:style-name="L1">
            <text:list-item>
              <text:p text:style-name="P1"><text:span text:style-name="T1">辛いラーメ</text:span><text:span text:style-name="T1">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" draw:style-name="gr2" draw:text-style-name="P3" draw:layer="layout" svg:width="10.432cm" svg:height="1.586cm" svg:x="7.801cm" svg:y="6.658cm">
          <text:list text:style-name="L2">
            <text:list-item>
              <text:p text:style-name="P1"><text:span text:style-name="T1">甘辛ラーメンの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3" draw:style-name="gr3" draw:text-style-name="P3" draw:layer="layout" svg:width="10.432cm" svg:height="1.587cm" svg:x="7.801cm" svg:y="9.982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5" draw:style-name="gr4" draw:text-style-name="P3" draw:layer="layout" svg:width="10.432cm" svg:height="1.586cm" svg:x="7.801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3.945cm" svg:y1="2.358cm" svg:x2="7.801cm" svg:y2="4.131cm" draw:start-shape="id1" draw:start-glue-point="2" draw:end-shape="id2" draw:end-glue-point="3" svg:d="M3945 2358v1773h3856" svg:viewBox="0 0 3857 1774">
          <text:p/>
        </draw:connector>
        <draw:g draw:name="task-transaction 1" xml:id="id1" draw:id="id1">
          <draw:g>
            <draw:polygon draw:style-name="gr6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7" draw:text-style-name="P5" draw:layer="layout" svg:x1="3.941cm" svg:y1="2.057cm" svg:x2="3.941cm" svg:y2="2.227cm">
              <text:p/>
            </draw:line>
            <draw:line draw:style-name="gr8" draw:text-style-name="P5" draw:layer="layout" svg:x1="3.675cm" svg:y1="2.144cm" svg:x2="4.212cm" svg:y2="2.144cm">
              <text:p/>
            </draw:line>
          </draw:g>
          <draw:path draw:style-name="gr9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10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style-name="gr11" draw:text-style-name="P11" draw:layer="layout" svg:width="5.077cm" svg:height="1.361cm" svg:x="14.423cm" svg:y="2.449cm">
          <text:p text:style-name="P9"><text:span text:style-name="T3">素朴に検索すると</text:span></text:p>
          <text:p text:style-name="P10"><text:span text:style-name="T3">これのみ</text:span><text:span text:style-name="T3">HIT</text:span></text:p>
          <draw:enhanced-geometry svg:viewBox="0 0 21600 21600" draw:text-areas="800 800 20800 20800" draw:type="round-rectangular-callout" draw:modifiers="6057.18786923986 19173.5682819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messagebox-error 1" draw:style-name="gr12" draw:text-style-name="P3" draw:layer="layout" svg:width="10.432cm" svg:height="1.586cm" svg:x="7.801cm" svg:y="4.981cm">
          <text:list text:style-name="L2">
            <text:list-item>
              <text:p text:style-name="P1"><text:span text:style-name="T1">激辛ラーメンの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4" draw:style-name="gr13" draw:text-style-name="P3" draw:layer="layout" svg:width="10.432cm" svg:height="1.587cm" svg:x="7.801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142cm" svg:y="4.9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3" draw:layer="layout" svg:width="3.497cm" svg:height="1.361cm" svg:x="19.503cm" svg:y="6.803cm">
          <text:p text:style-name="P12"><text:span text:style-name="T3">表記ゆれ</text:span><text:span text:style-name="T3">は</text:span></text:p>
          <text:p text:style-name="P12"><text:span text:style-name="T3">取りこぼ</text:span><text:span text:style-name="T3">す</text:span></text:p>
          <draw:enhanced-geometry svg:viewBox="0 0 21600 21600" draw:text-areas="800 800 20800 20800" draw:type="round-rectangular-callout" draw:modifiers="5600.68610634648 14939.2070484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name="messagebox-positiv 3" draw:style-name="gr17" draw:text-style-name="P2" xml:id="id5" draw:id="id5" draw:layer="layout" svg:width="10.432cm" svg:height="1.585cm" svg:x="8.163cm" svg:y="3.339cm">
          <text:list text:style-name="L1">
            <text:list-item>
              <text:p text:style-name="P1"><text:span text:style-name="T1">辛いラーメンのお</text:span><text:span text:style-name="T1">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2" draw:style-name="gr18" draw:text-style-name="P3" draw:layer="layout" svg:width="10.432cm" svg:height="1.587cm" svg:x="8.163cm" svg:y="9.982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3" draw:style-name="gr19" draw:text-style-name="P3" draw:layer="layout" svg:width="10.432cm" svg:height="1.586cm" svg:x="8.163cm" svg:y="8.334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3" xml:id="id3" draw:id="id3">
          <draw:g>
            <draw:polygon draw:style-name="gr20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21" draw:text-style-name="P5" draw:layer="layout" svg:x1="3.941cm" svg:y1="2.057cm" svg:x2="3.941cm" svg:y2="2.227cm">
              <text:p/>
            </draw:line>
            <draw:line draw:style-name="gr22" draw:text-style-name="P5" draw:layer="layout" svg:x1="3.675cm" svg:y1="2.144cm" svg:x2="4.212cm" svg:y2="2.144cm">
              <text:p/>
            </draw:line>
          </draw:g>
          <draw:path draw:style-name="gr23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24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15" draw:style-name="gr25" draw:text-style-name="P3" draw:layer="layout" svg:width="10.432cm" svg:height="1.587cm" svg:x="8.163cm" svg:y="11.6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505cm" svg:y="3.3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6" draw:layer="layout" svg:width="5.134cm" svg:height="1.361cm" svg:x="19.866cm" svg:y="5.17cm">
          <text:p text:style-name="P15"><text:span text:style-name="T4">辞書を使って</text:span></text:p>
          <text:p text:style-name="P15"><text:span text:style-name="T4">表記ゆれをつかまえる</text:span></text:p>
          <draw:enhanced-geometry svg:viewBox="0 0 21600 21600" draw:text-areas="800 800 20800 20800" draw:type="round-rectangular-callout" draw:modifiers="6957.429406037 12940.9691629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4" draw:id="id4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onnector draw:style-name="gr28" draw:text-style-name="P4" draw:layer="layout" draw:type="line" svg:x1="3.945cm" svg:y1="2.358cm" svg:x2="3.968cm" svg:y2="7.076cm" draw:start-shape="id3" draw:start-glue-point="2" draw:end-shape="id4" draw:end-glue-point="0" svg:d="M3945 2358l23 4718" svg:viewBox="0 0 24 4719">
          <text:p/>
        </draw:connector>
        <draw:connector draw:style-name="gr29" draw:text-style-name="P4" draw:layer="layout" draw:type="lines" draw:line-skew="0cm -2.382cm" svg:x1="3.968cm" svg:y1="7.076cm" svg:x2="8.163cm" svg:y2="4.131cm" draw:start-shape="id4" draw:start-glue-point="0" draw:end-shape="id5" draw:end-glue-point="3" svg:d="M3968 7076v-502l1295-2443h2900" svg:viewBox="0 0 4196 2946">
          <text:p/>
        </draw:connector>
        <draw:custom-shape draw:name="messagebox-positiv 5" draw:style-name="gr30" draw:text-style-name="P2" draw:layer="layout" svg:width="10.432cm" svg:height="1.585cm" svg:x="8.163cm" svg:y="4.988cm">
          <text:list text:style-name="L1">
            <text:list-item>
              <text:p text:style-name="P1"><text:span text:style-name="T1">激辛ラーメン</text:span><text:span text:style-name="T1">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6" draw:style-name="gr31" draw:text-style-name="P2" draw:layer="layout" svg:width="10.432cm" svg:height="1.585cm" svg:x="8.163cm" svg:y="6.636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name="messagebox-positiv 7" draw:style-name="gr32" draw:text-style-name="P2" xml:id="id8" draw:id="id8" draw:layer="layout" svg:width="10.432cm" svg:height="1.585cm" svg:x="8.163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6" draw:style-name="gr33" draw:text-style-name="P3" draw:layer="layout" svg:width="10.432cm" svg:height="1.587cm" svg:x="8.163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9" draw:style-name="gr34" draw:text-style-name="P3" draw:layer="layout" svg:width="10.432cm" svg:height="1.586cm" svg:x="8.163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2" xml:id="id6" draw:id="id6">
          <draw:g>
            <draw:polygon draw:style-name="gr35" draw:text-style-name="P5" draw:layer="layout" svg:width="1.078cm" svg:height="0.339cm" svg:x="3.406cm" svg:y="1.974cm" svg:viewBox="0 0 1079 340" draw:points="0,340 1079,340 1079,0 0,0">
              <text:p/>
            </draw:polygon>
            <draw:line draw:style-name="gr36" draw:text-style-name="P5" draw:layer="layout" svg:x1="3.941cm" svg:y1="2.057cm" svg:x2="3.941cm" svg:y2="2.227cm">
              <text:p/>
            </draw:line>
            <draw:line draw:style-name="gr37" draw:text-style-name="P5" draw:layer="layout" svg:x1="3.675cm" svg:y1="2.144cm" svg:x2="4.212cm" svg:y2="2.144cm">
              <text:p/>
            </draw:line>
          </draw:g>
          <draw:path draw:style-name="gr38" draw:text-style-name="P5" draw:layer="layout" svg:width="6.803cm" svg:height="1.643cm" svg:x="0.543cm" svg:y="0.714cm" svg:viewBox="0 0 6804 1644" svg:d="M472 1644h5862c259 0 470-77 470-171v-1303c0-94-211-170-470-170h-5862c-261 0-472 76-472 170v1303c0 94 211 171 472 171z">
            <text:p/>
          </draw:path>
          <draw:path draw:style-name="gr39" draw:text-style-name="P8" draw:layer="layout" svg:width="6.53cm" svg:height="1.556cm" svg:x="0.68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10" draw:style-name="gr40" draw:text-style-name="P3" draw:layer="layout" svg:width="10.432cm" svg:height="1.587cm" svg:x="8.163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361cm" svg:height="4.99cm" svg:x="18.505cm" svg:y="2.4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6" draw:layer="layout" svg:width="5.443cm" svg:height="1.361cm" svg:x="19.866cm" svg:y="4.263cm">
          <text:p text:style-name="P15"><text:span text:style-name="T4">辞書を使って</text:span></text:p>
          <text:p text:style-name="P15"><text:span text:style-name="T4">表記ゆれをつかまえる</text:span></text:p>
          <draw:enhanced-geometry svg:viewBox="0 0 21600 21600" draw:text-areas="800 800 20800 20800" draw:type="round-rectangular-callout" draw:modifiers="7129.90448199853 15874.8898678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xml:id="id7" draw:id="id7" draw:layer="layout" svg:width="5.304cm" svg:height="1.53cm" svg:x="1.316cm" svg:y="7.07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onnector draw:style-name="gr28" draw:text-style-name="P4" draw:layer="layout" draw:type="line" svg:x1="3.945cm" svg:y1="2.358cm" svg:x2="3.968cm" svg:y2="7.076cm" draw:start-shape="id6" draw:start-glue-point="2" draw:end-shape="id7" draw:end-glue-point="0" svg:d="M3945 2358l23 4718" svg:viewBox="0 0 24 4719">
          <text:p/>
        </draw:connector>
        <draw:connector draw:style-name="gr29" draw:text-style-name="P4" draw:layer="layout" draw:type="lines" draw:line-skew="0cm -2.382cm" svg:x1="3.968cm" svg:y1="7.076cm" svg:x2="8.163cm" svg:y2="3.224cm" draw:start-shape="id7" draw:start-glue-point="0" draw:end-shape="id8" draw:end-glue-point="3" svg:d="M3968 7076v-502l1295-3350h2900" svg:viewBox="0 0 4196 3853">
          <text:p/>
        </draw:connector>
        <draw:custom-shape draw:name="messagebox-positiv 8" draw:style-name="gr42" draw:text-style-name="P2" draw:layer="layout" svg:width="10.432cm" svg:height="1.585cm" svg:x="8.163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9" draw:style-name="gr43" draw:text-style-name="P2" draw:layer="layout" svg:width="10.432cm" svg:height="1.585cm" svg:x="8.163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1" draw:style-name="gr44" draw:text-style-name="P3" draw:layer="layout" svg:width="10.432cm" svg:height="1.587cm" svg:x="13.878cm" svg:y="12.383cm">
          <text:list text:style-name="L2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4" draw:layer="layout" svg:x1="13.879cm" svg:y1="13.153cm" svg:x2="9.978cm" svg:y2="13.153cm">
          <text:p/>
        </draw:line>
        <draw:frame draw:style-name="gr46" draw:text-style-name="P19" draw:layer="layout" svg:width="1.774cm" svg:height="0.895cm" svg:x="13.726cm" svg:y="12.219cm">
          <draw:text-box>
            <text:p><text:span text:style-name="T7">New</text:span></text:p>
          </draw:text-box>
        </draw:frame>
        <draw:custom-shape draw:style-name="gr41" draw:text-style-name="P16" draw:layer="layout" svg:width="5.443cm" svg:height="1.361cm" svg:x="19.594cm" svg:y="11.43cm">
          <text:p text:style-name="P15"><text:span text:style-name="T4">辞書に登録されてないので取りこぼす</text:span></text:p>
          <draw:enhanced-geometry svg:viewBox="0 0 21600 21600" draw:text-areas="800 800 20800 20800" draw:type="round-rectangular-callout" draw:modifiers="6693.46069066863 9023.78854625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name="messagebox-positiv 10" draw:style-name="gr47" draw:text-style-name="P2" xml:id="id10" draw:id="id10" draw:layer="layout" svg:width="10.432cm" svg:height="1.585cm" svg:x="9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4" draw:style-name="gr48" draw:text-style-name="P3" draw:layer="layout" svg:width="10.432cm" svg:height="1.587cm" svg:x="9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6" draw:style-name="gr49" draw:text-style-name="P3" draw:layer="layout" svg:width="10.432cm" svg:height="1.586cm" svg:x="9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4">
          <draw:g>
            <draw:polygon draw:style-name="gr50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51" draw:text-style-name="P5" draw:layer="layout" svg:x1="4.848cm" svg:y1="2.057cm" svg:x2="4.848cm" svg:y2="2.227cm">
              <text:p/>
            </draw:line>
            <draw:line draw:style-name="gr52" draw:text-style-name="P5" draw:layer="layout" svg:x1="4.582cm" svg:y1="2.144cm" svg:x2="5.119cm" svg:y2="2.144cm">
              <text:p/>
            </draw:line>
          </draw:g>
          <draw:path draw:style-name="gr53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54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17" draw:style-name="gr55" draw:text-style-name="P3" draw:layer="layout" svg:width="10.432cm" svg:height="1.587cm" svg:x="9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9" draw:id="id9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ustom-shape draw:name="messagebox-positiv 11" draw:style-name="gr56" draw:text-style-name="P2" draw:layer="layout" svg:width="10.432cm" svg:height="1.585cm" svg:x="9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2" draw:style-name="gr57" draw:text-style-name="P2" draw:layer="layout" svg:width="10.432cm" svg:height="1.585cm" svg:x="9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3" draw:style-name="gr58" draw:text-style-name="P2" draw:layer="layout" svg:width="10.432cm" svg:height="1.585cm" svg:x="9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9" draw:layer="layout" svg:width="1.794cm" svg:height="0.901cm" svg:x="9.706cm" svg:y="12.099cm">
          <draw:text-box>
            <text:p><text:span text:style-name="T7">New</text:span></text:p>
          </draw:text-box>
        </draw:frame>
        <draw:custom-shape draw:style-name="gr60" draw:text-style-name="P20" draw:layer="layout" svg:width="3.175cm" svg:height="0.726cm" svg:x="10.722cm" svg:y="12.7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0.722cm" svg:y1="13.153cm" svg:x2="7.256cm" svg:y2="13.153cm">
          <text:p/>
        </draw:line>
        <draw:line draw:style-name="gr62" draw:text-style-name="P4" draw:layer="layout" svg:x1="7.256cm" svg:y1="13.154cm" svg:x2="7.256cm" svg:y2="8.033cm">
          <text:p/>
        </draw:line>
        <draw:frame draw:style-name="gr63" draw:text-style-name="P21" draw:layer="layout" svg:width="1.604cm" svg:height="2.555cm" svg:x="7.166cm" svg:y="8.618cm">
          <draw:text-box>
            <text:p><text:span text:style-name="T8">新規登録</text:span></text:p>
          </draw:text-box>
        </draw:frame>
        <draw:line draw:style-name="gr64" draw:text-style-name="P4" draw:layer="layout" svg:x1="4.807cm" svg:y1="2.314cm" svg:x2="4.807cm" svg:y2="7.075cm">
          <text:p/>
        </draw:line>
        <draw:connector draw:style-name="gr65" draw:text-style-name="P4" draw:layer="layout" draw:type="lines" svg:x1="4.784cm" svg:y1="7.076cm" svg:x2="9.887cm" svg:y2="3.224cm" draw:start-shape="id9" draw:start-glue-point="0" draw:end-shape="id10" draw:end-glue-point="3" svg:d="M4784 7076v-502l4585-3350h518" svg:viewBox="0 0 5104 3853">
          <text:p/>
        </draw:connector>
        <draw:custom-shape draw:style-name="gr41" draw:text-style-name="P16" draw:layer="layout" svg:width="5.443cm" svg:height="1.361cm" svg:x="18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7197.35488611315 18079.295154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name="messagebox-positiv 14" draw:style-name="gr66" draw:text-style-name="P2" xml:id="id12" draw:id="id12" draw:layer="layout" svg:width="10.432cm" svg:height="1.585cm" svg:x="9.887cm" svg:y="2.432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8" draw:style-name="gr67" draw:text-style-name="P3" draw:layer="layout" svg:width="10.432cm" svg:height="1.587cm" svg:x="9.887cm" svg:y="9.075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19" draw:style-name="gr68" draw:text-style-name="P3" draw:layer="layout" svg:width="10.432cm" svg:height="1.586cm" svg:x="9.887cm" svg:y="7.427cm">
          <text:list text:style-name="L2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task-transaction 5">
          <draw:g>
            <draw:polygon draw:style-name="gr69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70" draw:text-style-name="P5" draw:layer="layout" svg:x1="4.848cm" svg:y1="2.057cm" svg:x2="4.848cm" svg:y2="2.227cm">
              <text:p/>
            </draw:line>
            <draw:line draw:style-name="gr71" draw:text-style-name="P5" draw:layer="layout" svg:x1="4.582cm" svg:y1="2.144cm" svg:x2="5.119cm" svg:y2="2.144cm">
              <text:p/>
            </draw:line>
          </draw:g>
          <draw:path draw:style-name="gr72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73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custom-shape draw:name="messagebox-error 20" draw:style-name="gr74" draw:text-style-name="P3" draw:layer="layout" svg:width="10.432cm" svg:height="1.587cm" svg:x="9.887cm" svg:y="10.723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11" draw:id="id11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18" draw:layer="layout" svg:width="3.803cm" svg:height="0.827cm" svg:x="0.197cm" svg:y="6.259cm">
          <draw:text-box>
            <text:p><text:span text:style-name="T6">同義語辞書</text:span></text:p>
          </draw:text-box>
        </draw:frame>
        <draw:custom-shape draw:name="messagebox-positiv 15" draw:style-name="gr75" draw:text-style-name="P2" draw:layer="layout" svg:width="10.432cm" svg:height="1.585cm" svg:x="9.887cm" svg:y="4.081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8" draw:style-name="gr76" draw:text-style-name="P2" draw:layer="layout" svg:width="10.432cm" svg:height="1.585cm" svg:x="9.887cm" svg:y="5.729cm">
          <text:list text:style-name="L1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9" draw:style-name="gr77" draw:text-style-name="P2" draw:layer="layout" svg:width="10.432cm" svg:height="1.585cm" svg:x="9.887cm" svg:y="12.367cm">
          <text:list text:style-name="L1">
            <text:list-item>
              <text:p text:style-name="P1"><text:span text:style-name="T1">ちょっと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19" draw:layer="layout" svg:width="1.794cm" svg:height="0.895cm" svg:x="9.706cm" svg:y="12.099cm">
          <draw:text-box>
            <text:p><text:span text:style-name="T7">New</text:span></text:p>
          </draw:text-box>
        </draw:frame>
        <draw:custom-shape draw:style-name="gr60" draw:text-style-name="P20" draw:layer="layout" svg:width="3.175cm" svg:height="0.726cm" svg:x="10.722cm" svg:y="12.7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out" svg:x1="10.722cm" svg:y1="13.153cm" svg:x2="7.256cm" svg:y2="13.153cm">
          <text:p/>
        </draw:line>
        <draw:line draw:style-name="gr62" draw:text-style-name="P4" draw:layer="layout" svg:x1="7.256cm" svg:y1="13.154cm" svg:x2="7.256cm" svg:y2="8.033cm">
          <text:p/>
        </draw:line>
        <draw:frame draw:style-name="gr63" draw:text-style-name="P21" draw:layer="layout" svg:width="1.604cm" svg:height="2.555cm" svg:x="7.166cm" svg:y="8.618cm">
          <draw:text-box>
            <text:p><text:span text:style-name="T8">新規登録</text:span></text:p>
          </draw:text-box>
        </draw:frame>
        <draw:line draw:style-name="gr64" draw:text-style-name="P4" draw:layer="layout" svg:x1="4.807cm" svg:y1="2.314cm" svg:x2="4.807cm" svg:y2="7.075cm">
          <text:p/>
        </draw:line>
        <draw:connector draw:style-name="gr65" draw:text-style-name="P4" draw:layer="layout" draw:type="lines" svg:x1="4.784cm" svg:y1="7.076cm" svg:x2="9.887cm" svg:y2="3.224cm" draw:start-shape="id11" draw:start-glue-point="0" draw:end-shape="id12" draw:end-glue-point="3" svg:d="M4784 7076v-502l4585-3350h518" svg:viewBox="0 0 5104 3853">
          <text:p/>
        </draw:connector>
        <draw:custom-shape draw:style-name="gr41" draw:text-style-name="P16" draw:layer="layout" svg:width="5.443cm" svg:height="1.361cm" svg:x="18.505cm" svg:y="12.5cm">
          <text:p text:style-name="P15"><text:span text:style-name="T4">辞書が更新されたのでヒットする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Shape-2">
          <draw:custom-shape draw:style-name="gr79" draw:text-style-name="P22" draw:layer="layout" svg:width="9.525cm" svg:height="2.73cm" svg:x="0.09cm" svg:y="6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0" draw:text-style-name="P22" draw:layer="layout" svg:width="9.525cm" svg:height="2.73cm" svg:x="0.09cm" svg:y="6.16cm" draw:kind="arc" draw:start-angle="178.74" draw:end-angle="98.33">
            <text:p/>
          </draw:ellipse>
          <draw:ellipse draw:style-name="gr81" draw:text-style-name="P22" draw:layer="layout" svg:width="11.906cm" svg:height="3.058cm" svg:x="0.09cm" svg:y="5.987cm" draw:kind="arc" draw:start-angle="71.93" draw:end-angle="180.32">
            <text:p/>
          </draw:ellipse>
        </draw:g>
        <draw:custom-shape draw:style-name="gr82" draw:text-style-name="P16" draw:layer="layout" svg:width="7.894cm" svg:height="2.721cm" svg:x="0.606cm" svg:y="9.071cm">
          <text:p text:style-name="P15"><text:span text:style-name="T4">辞書の内容によって</text:span></text:p>
          <text:p text:style-name="P15"><text:span text:style-name="T4">検索の品質が変わる</text:span></text:p>
          <text:p text:style-name="P15"><text:span text:style-name="T4">　　　　↓</text:span></text:p>
          <text:p text:style-name="P15"><text:span text:style-name="T4">辞書のメンテナンスは重要</text:span></text:p>
          <text:p text:style-name="P15"><text:span text:style-name="T4">でも、メンテナンスは手間・・・</text:span></text:p>
          <draw:enhanced-geometry svg:viewBox="0 0 21600 21600" draw:text-areas="800 800 20800 20800" draw:type="round-rectangular-callout" draw:modifiers="5936.92210259658 5919.76487876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g draw:name="task-transaction 6" xml:id="id13" draw:id="id13">
          <draw:g>
            <draw:polygon draw:style-name="gr83" draw:text-style-name="P5" draw:layer="layout" svg:width="1.078cm" svg:height="0.339cm" svg:x="4.313cm" svg:y="1.974cm" svg:viewBox="0 0 1079 340" draw:points="0,340 1079,340 1079,0 0,0">
              <text:p/>
            </draw:polygon>
            <draw:line draw:style-name="gr84" draw:text-style-name="P5" draw:layer="layout" svg:x1="4.848cm" svg:y1="2.057cm" svg:x2="4.848cm" svg:y2="2.227cm">
              <text:p/>
            </draw:line>
            <draw:line draw:style-name="gr85" draw:text-style-name="P5" draw:layer="layout" svg:x1="4.582cm" svg:y1="2.144cm" svg:x2="5.119cm" svg:y2="2.144cm">
              <text:p/>
            </draw:line>
          </draw:g>
          <draw:path draw:style-name="gr86" draw:text-style-name="P5" draw:layer="layout" svg:width="6.803cm" svg:height="1.643cm" svg:x="1.45cm" svg:y="0.714cm" svg:viewBox="0 0 6804 1644" svg:d="M472 1644h5862c259 0 470-77 470-171v-1303c0-94-211-170-470-170h-5862c-261 0-472 76-472 170v1303c0 94 211 171 472 171z">
            <text:p/>
          </draw:path>
          <draw:path draw:style-name="gr87" draw:text-style-name="P8" draw:layer="layout" svg:width="6.53cm" svg:height="1.556cm" svg:x="1.587cm" svg:y="0.758cm" svg:viewBox="0 0 6531 1557" svg:d="M469 1557h5591c261 0 471-77 471-170v-1217c0-94-210-170-471-170h-5591c-260 0-469 76-469 170v1217c0 93 209 170 469 170z">
            <text:p text:style-name="P6"><text:span text:style-name="T2">検索キーワード：</text:span></text:p>
            <text:p text:style-name="P7"><text:span text:style-name="T2">辛いラーメンのお店</text:span></text:p>
          </draw:path>
        </draw:g>
        <draw:frame draw:style-name="standard" draw:layer="layout" svg:width="8.932cm" svg:height="1.53cm" svg:x="0.318cm" svg:y="7.076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辛い</text:span></text:p>
              </table:table-cell>
              <table:table-cell>
                <text:p text:style-name="P17"><text:span text:style-name="T5">激辛</text:span></text:p>
              </table:table-cell>
              <table:table-cell>
                <text:p text:style-name="P17"><text:span text:style-name="T5">甘辛</text:span></text:p>
              </table:table-cell>
              <table:table-cell>
                <text:p text:style-name="P17"><text:span text:style-name="T5">ちょっと辛い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7" draw:text-style-name="P18" draw:layer="layout" svg:width="3.803cm" svg:height="0.827cm" svg:x="0.797cm" svg:y="6.259cm">
          <draw:text-box>
            <text:p><text:span text:style-name="T6">同義語辞書</text:span></text:p>
          </draw:text-box>
        </draw:frame>
        <draw:line draw:style-name="gr61" draw:text-style-name="P4" draw:layer="layout" svg:x1="11.5cm" svg:y1="13.853cm" svg:x2="7.256cm" svg:y2="13.853cm">
          <text:p/>
        </draw:line>
        <draw:line draw:style-name="gr62" draw:text-style-name="P4" draw:layer="layout" svg:x1="7.256cm" svg:y1="13.853cm" svg:x2="7.256cm" svg:y2="8.033cm">
          <text:p/>
        </draw:line>
        <draw:frame draw:style-name="gr63" draw:text-style-name="P21" draw:layer="layout" svg:width="1.604cm" svg:height="2.555cm" svg:x="7.166cm" svg:y="9.618cm">
          <draw:text-box>
            <text:p><text:span text:style-name="T8">新規登録</text:span></text:p>
          </draw:text-box>
        </draw:frame>
        <draw:line draw:style-name="gr64" draw:text-style-name="P4" draw:layer="layout" svg:x1="4.807cm" svg:y1="2.314cm" svg:x2="4.807cm" svg:y2="7.075cm">
          <text:p/>
        </draw:line>
        <draw:custom-shape draw:name="messagebox-positiv 32" draw:style-name="gr88" draw:text-style-name="P23" draw:layer="layout" svg:width="10.409cm" svg:height="1.914cm" svg:x="11.51cm" svg:y="0.6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4" draw:style-name="gr89" draw:text-style-name="P3" draw:layer="layout" svg:width="10.409cm" svg:height="1.915cm" svg:x="11.51cm" svg:y="8.284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25" draw:style-name="gr90" draw:text-style-name="P3" draw:layer="layout" svg:width="10.409cm" svg:height="1.914cm" svg:x="11.51cm" svg:y="10.199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4" draw:style-name="gr91" draw:text-style-name="P23" draw:layer="layout" svg:width="10.409cm" svg:height="1.914cm" svg:x="11.51cm" svg:y="2.548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3" draw:style-name="gr92" draw:text-style-name="P24" draw:layer="layout" svg:width="10.409cm" svg:height="1.914cm" svg:x="11.5cm" svg:y="4.557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4" draw:style-name="gr93" draw:text-style-name="P24" xml:id="id14" draw:id="id14" draw:layer="layout" svg:width="10.409cm" svg:height="1.914cm" svg:x="11.5cm" svg:y="6.505cm">
          <text:list text:style-name="L5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5" draw:style-name="gr94" draw:text-style-name="P24" xml:id="id15" draw:id="id15" draw:layer="layout" svg:width="10.409cm" svg:height="1.914cm" svg:x="11.5cm" svg:y="12.2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19" draw:layer="layout" svg:width="1.794cm" svg:height="0.895cm" svg:x="10.906cm" svg:y="12.1cm">
          <draw:text-box>
            <text:p><text:span text:style-name="T7">New</text:span></text:p>
          </draw:text-box>
        </draw:frame>
        <draw:g draw:name="status-error 1">
          <draw:custom-shape draw:style-name="gr95" draw:text-style-name="P25" draw:layer="layout" svg:width="0.6cm" svg:height="0.6cm" svg:x="4.5cm" svg:y="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6" draw:text-style-name="P26" draw:layer="layout" svg:width="0.435cm" svg:height="0cm" draw:transform="rotate (0.785398163397448) translate (4.64587060327188cm 4.35396491221497cm)" svg:viewBox="0 0 436 1" svg:d="M0 0c145 0 289 2 436 0">
            <text:p/>
          </draw:path>
          <draw:path draw:style-name="gr97" draw:text-style-name="P26" draw:layer="layout" svg:width="0.435cm" svg:height="-0.001cm" draw:transform="rotate (2.35619449019235) translate (4.95404878048781cm 4.35404878048781cm)" svg:viewBox="0 0 436 0" svg:d="M0 0c145 0 289 0 436 0">
            <text:p/>
          </draw:path>
        </draw:g>
        <draw:g draw:name="status-error 2">
          <draw:custom-shape draw:style-name="gr98" draw:text-style-name="P25" draw:layer="layout" svg:width="0.6cm" svg:height="0.6cm" svg:x="0.397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9" draw:text-style-name="P26" draw:layer="layout" svg:width="0.435cm" svg:height="0cm" draw:transform="rotate (0.785398163397448) translate (0.542870603271882cm 6.85396491221497cm)" svg:viewBox="0 0 436 1" svg:d="M0 0c145 0 289 2 436 0">
            <text:p/>
          </draw:path>
          <draw:path draw:style-name="gr100" draw:text-style-name="P26" draw:layer="layout" svg:width="0.435cm" svg:height="-0.001cm" draw:transform="rotate (2.35619449019235) translate (0.851048780487805cm 6.85404878048781cm)" svg:viewBox="0 0 436 0" svg:d="M0 0c145 0 289 0 436 0">
            <text:p/>
          </draw:path>
        </draw:g>
        <draw:g draw:name="status-error 3">
          <draw:custom-shape draw:style-name="gr101" draw:text-style-name="P25" draw:layer="layout" svg:width="0.6cm" svg:height="0.6cm" svg:x="7.4cm" svg:y="9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2" draw:text-style-name="P26" draw:layer="layout" svg:width="0.435cm" svg:height="0cm" draw:transform="rotate (0.785398163397448) translate (7.54587060327188cm 9.55396491221497cm)" svg:viewBox="0 0 436 1" svg:d="M0 0c145 0 289 2 436 0">
            <text:p/>
          </draw:path>
          <draw:path draw:style-name="gr103" draw:text-style-name="P26" draw:layer="layout" svg:width="0.435cm" svg:height="-0.001cm" draw:transform="rotate (2.35619449019235) translate (7.85404878048781cm 9.55404878048781cm)" svg:viewBox="0 0 436 0" svg:d="M0 0c145 0 289 0 436 0">
            <text:p/>
          </draw:path>
        </draw:g>
        <draw:line draw:style-name="gr104" draw:text-style-name="P4" draw:layer="layout" svg:x1="8.254cm" svg:y1="1.5cm" svg:x2="11.5cm" svg:y2="1.5cm">
          <text:p/>
        </draw:line>
        <draw:line draw:style-name="gr105" draw:text-style-name="P4" draw:layer="layout" svg:x1="8.254cm" svg:y1="1.5cm" svg:x2="11.51cm" svg:y2="3.5cm">
          <text:p/>
        </draw:line>
        <draw:line draw:style-name="gr106" draw:text-style-name="P4" draw:layer="layout" svg:x1="8.254cm" svg:y1="1.5cm" svg:x2="11.5cm" svg:y2="5.5cm">
          <text:p/>
        </draw:line>
        <draw:connector draw:style-name="gr107" draw:text-style-name="P4" draw:layer="layout" draw:type="lines" svg:x1="8.254cm" svg:y1="1.536cm" svg:x2="11.5cm" svg:y2="7.462cm" draw:start-shape="id13" draw:start-glue-point="1" draw:end-shape="id14" svg:d="M8254 1536h527l2200 5926h519" svg:viewBox="0 0 3247 5927">
          <text:p/>
        </draw:connector>
        <draw:connector draw:style-name="gr108" draw:text-style-name="P4" draw:layer="layout" draw:type="lines" svg:x1="8.254cm" svg:y1="1.536cm" svg:x2="11.5cm" svg:y2="13.157cm" draw:start-shape="id13" draw:end-shape="id15" svg:d="M8254 1536h527l2200 11621h519" svg:viewBox="0 0 3247 11622">
          <text:p/>
        </draw:connector>
        <draw:custom-shape draw:style-name="gr41" draw:text-style-name="P16" draw:layer="layout" svg:width="5.443cm" svg:height="1.361cm" svg:x="0.257cm" svg:y="4.6cm">
          <text:p text:style-name="P15"><text:span text:style-name="T4">同義語辞書は不要。</text:span></text:p>
          <text:p text:style-name="P15"><text:span text:style-name="T4">意味で検索するため。</text:span></text:p>
          <draw:enhanced-geometry svg:viewBox="0 0 21600 21600" draw:text-areas="800 800 20800 20800" draw:type="round-rectangular-callout" draw:modifiers="8375.75312270389 20331.2775330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name="messagebox-positiv 30" draw:style-name="gr109" draw:text-style-name="P23" xml:id="id16" draw:id="id16" draw:layer="layout" svg:width="6.792cm" svg:height="1.645cm" svg:x="0.208cm" svg:y="2.2cm">
          <text:list text:style-name="L1">
            <text:list-header>
              <text:p text:style-name="P1"><text:span text:style-name="T1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1" draw:style-name="gr110" draw:text-style-name="P23" xml:id="id18" draw:id="id18" draw:layer="layout" svg:width="6.792cm" svg:height="1.645cm" svg:x="0.208cm" svg:y="3.874cm">
          <text:list text:style-name="L1">
            <text:list-header>
              <text:p text:style-name="P1"><text:span text:style-name="T1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7" draw:layer="layout" svg:width="13.202cm" svg:height="0.886cm" svg:x="6.3cm" svg:y="0.9cm">
          <draw:text-box>
            <text:p>テキストデータからベクトルデータへの変換</text:p>
          </draw:text-box>
        </draw:frame>
        <draw:custom-shape draw:name="messagebox-positiv 33" draw:style-name="gr112" draw:text-style-name="P23" xml:id="id19" draw:id="id19" draw:layer="layout" svg:width="6.792cm" svg:height="1.645cm" svg:x="0.208cm" svg:y="5.591cm">
          <text:list text:style-name="L1">
            <text:list-header>
              <text:p text:style-name="P1"><text:span text:style-name="T1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5" draw:style-name="gr113" draw:text-style-name="P23" xml:id="id20" draw:id="id20" draw:layer="layout" svg:width="6.792cm" svg:height="1.645cm" svg:x="0.208cm" svg:y="7.308cm">
          <text:list text:style-name="L1">
            <text:list-header>
              <text:p text:style-name="P1"><text:span text:style-name="T1">ただの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6" draw:style-name="gr114" draw:text-style-name="P23" xml:id="id21" draw:id="id21" draw:layer="layout" svg:width="6.792cm" svg:height="1.645cm" svg:x="0.208cm" svg:y="9.025cm">
          <text:list text:style-name="L1">
            <text:list-header>
              <text:p text:style-name="P1"><text:span text:style-name="T1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7" draw:style-name="gr115" draw:text-style-name="P23" xml:id="id22" draw:id="id22" draw:layer="layout" svg:width="6.792cm" svg:height="1.645cm" svg:x="0.208cm" svg:y="10.742cm">
          <text:list text:style-name="L1">
            <text:list-header>
              <text:p text:style-name="P1"><text:span text:style-name="T1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8" xml:id="id17" draw:id="id17" draw:layer="layout" svg:width="6.2cm" svg:height="3.1cm" svg:x="9.7cm" svg:y="5.8cm">
          <text:p text:style-name="P28"><text:span text:style-name="T9">LLM</text:span></text:p>
          <text:p text:style-name="P28"><text:span text:style-name="T9">（大規模言語モデル）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messagebox-positiv 38" draw:style-name="gr117" draw:text-style-name="P23" xml:id="id23" draw:id="id23" draw:layer="layout" svg:width="6.792cm" svg:height="1.645cm" svg:x="18.308cm" svg:y="2.217cm">
          <text:list text:style-name="L1">
            <text:list-header>
              <text:p text:style-name="P1"><text:span text:style-name="T1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39" draw:style-name="gr118" draw:text-style-name="P23" xml:id="id24" draw:id="id24" draw:layer="layout" svg:width="6.792cm" svg:height="1.645cm" svg:x="18.308cm" svg:y="3.891cm">
          <text:list text:style-name="L1">
            <text:list-header>
              <text:p text:style-name="P1"><text:span text:style-name="T1">[0.122321...., 0.1111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0" draw:style-name="gr119" draw:text-style-name="P23" xml:id="id25" draw:id="id25" draw:layer="layout" svg:width="6.792cm" svg:height="1.645cm" svg:x="18.308cm" svg:y="5.608cm">
          <text:list text:style-name="L1">
            <text:list-header>
              <text:p text:style-name="P1"><text:span text:style-name="T1">[0.102311...., 0.101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1" draw:style-name="gr120" draw:text-style-name="P23" xml:id="id26" draw:id="id26" draw:layer="layout" svg:width="6.792cm" svg:height="1.645cm" svg:x="18.308cm" svg:y="7.325cm">
          <text:list text:style-name="L1">
            <text:list-header>
              <text:p text:style-name="P1"><text:span text:style-name="T1">[0.342101...., 0.000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2" draw:style-name="gr121" draw:text-style-name="P23" xml:id="id27" draw:id="id27" draw:layer="layout" svg:width="6.792cm" svg:height="1.645cm" svg:x="18.308cm" svg:y="9.042cm">
          <text:list text:style-name="L1">
            <text:list-header>
              <text:p text:style-name="P1"><text:span text:style-name="T1">[0.140001...., 0.01904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43" draw:style-name="gr122" draw:text-style-name="P23" xml:id="id28" draw:id="id28" draw:layer="layout" svg:width="6.792cm" svg:height="1.645cm" svg:x="18.308cm" svg:y="10.759cm">
          <text:list text:style-name="L1">
            <text:list-header>
              <text:p text:style-name="P1"><text:span text:style-name="T1">[0.142301...., 0.01712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4" draw:layer="layout" svg:x1="7cm" svg:y1="3.022cm" svg:x2="9.7cm" svg:y2="7.35cm" draw:start-shape="id16" draw:start-glue-point="1" draw:end-shape="id17" draw:end-glue-point="6" svg:d="M7000 3022h1359v4328h1341" svg:viewBox="0 0 2701 4329">
          <text:p/>
        </draw:connector>
        <draw:connector draw:style-name="gr124" draw:text-style-name="P4" draw:layer="layout" svg:x1="7cm" svg:y1="4.696cm" svg:x2="9.7cm" svg:y2="7.35cm" draw:start-shape="id18" draw:start-glue-point="1" draw:end-shape="id17" svg:d="M7000 4696h1359v2654h1341" svg:viewBox="0 0 2701 2655">
          <text:p/>
        </draw:connector>
        <draw:connector draw:style-name="gr125" draw:text-style-name="P4" draw:layer="layout" svg:x1="7cm" svg:y1="6.413cm" svg:x2="9.7cm" svg:y2="7.35cm" draw:start-shape="id19" draw:end-shape="id17" draw:end-glue-point="6" svg:d="M7000 6413h1359v937h1341" svg:viewBox="0 0 2701 938">
          <text:p/>
        </draw:connector>
        <draw:connector draw:style-name="gr126" draw:text-style-name="P4" draw:layer="layout" svg:x1="7cm" svg:y1="8.13cm" svg:x2="9.7cm" svg:y2="7.35cm" draw:start-shape="id20" draw:start-glue-point="1" draw:end-shape="id17" draw:end-glue-point="6" svg:d="M7000 8130h1359v-780h1341" svg:viewBox="0 0 2701 781">
          <text:p/>
        </draw:connector>
        <draw:connector draw:style-name="gr127" draw:text-style-name="P4" draw:layer="layout" svg:x1="7cm" svg:y1="9.847cm" svg:x2="9.7cm" svg:y2="7.35cm" draw:start-shape="id21" draw:end-shape="id17" draw:end-glue-point="6" svg:d="M7000 9847h1359v-2497h1341" svg:viewBox="0 0 2701 2498">
          <text:p/>
        </draw:connector>
        <draw:connector draw:style-name="gr128" draw:text-style-name="P4" draw:layer="layout" svg:x1="7cm" svg:y1="11.564cm" svg:x2="9.7cm" svg:y2="7.35cm" draw:start-shape="id22" draw:end-shape="id17" draw:end-glue-point="6" svg:d="M7000 11564h1359v-4214h1341" svg:viewBox="0 0 2701 4215">
          <text:p/>
        </draw:connector>
        <draw:connector draw:style-name="gr129" draw:text-style-name="P4" draw:layer="layout" svg:x1="15.9cm" svg:y1="7.35cm" svg:x2="18.308cm" svg:y2="3.039cm" draw:start-shape="id17" draw:start-glue-point="8" draw:end-shape="id23" svg:d="M15900 7350h1196v-4311h1212" svg:viewBox="0 0 2409 4312">
          <text:p/>
        </draw:connector>
        <draw:connector draw:style-name="gr130" draw:text-style-name="P4" draw:layer="layout" svg:x1="15.9cm" svg:y1="7.35cm" svg:x2="18.308cm" svg:y2="4.713cm" draw:start-shape="id17" draw:end-shape="id24" svg:d="M15900 7350h1196v-2637h1212" svg:viewBox="0 0 2409 2638">
          <text:p/>
        </draw:connector>
        <draw:connector draw:style-name="gr131" draw:text-style-name="P4" draw:layer="layout" svg:x1="15.9cm" svg:y1="7.35cm" svg:x2="18.308cm" svg:y2="6.43cm" draw:start-shape="id17" draw:end-shape="id25" draw:end-glue-point="3" svg:d="M15900 7350h1196v-920h1212" svg:viewBox="0 0 2409 921">
          <text:p/>
        </draw:connector>
        <draw:connector draw:style-name="gr132" draw:text-style-name="P4" draw:layer="layout" svg:x1="15.9cm" svg:y1="7.35cm" svg:x2="18.308cm" svg:y2="8.147cm" draw:start-shape="id17" draw:start-glue-point="8" draw:end-shape="id26" draw:end-glue-point="3" svg:d="M15900 7350h1196v797h1212" svg:viewBox="0 0 2409 798">
          <text:p/>
        </draw:connector>
        <draw:connector draw:style-name="gr133" draw:text-style-name="P4" draw:layer="layout" svg:x1="15.9cm" svg:y1="7.35cm" svg:x2="18.308cm" svg:y2="9.864cm" draw:start-shape="id17" draw:start-glue-point="8" draw:end-shape="id27" draw:end-glue-point="3" svg:d="M15900 7350h1196v2514h1212" svg:viewBox="0 0 2409 2515">
          <text:p/>
        </draw:connector>
        <draw:connector draw:style-name="gr134" draw:text-style-name="P4" draw:layer="layout" svg:x1="15.9cm" svg:y1="7.35cm" svg:x2="18.308cm" svg:y2="11.581cm" draw:start-shape="id17" draw:end-shape="id28" draw:end-glue-point="3" svg:d="M15900 7350h1196v4231h1212" svg:viewBox="0 0 2409 4232">
          <text:p/>
        </draw:connector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2" draw:text-style-name="P30" draw:layer="layout" svg:width="22.859cm" svg:height="3.109cm" svg:x="1.27cm" svg:y="0.207cm" presentation:class="title" presentation:user-transformed="true">
          <draw:text-box>
            <text:p text:style-name="P29">キーワード検索の課題と改善の<text:line-break/>方向性</text:p>
          </draw:text-box>
        </draw:frame>
        <draw:custom-shape draw:style-name="gr135" draw:text-style-name="P31" xml:id="id29" draw:id="id29" draw:layer="layout" svg:width="7.711cm" svg:height="1.089cm" svg:x="5.17cm" svg:y="6.259cm">
          <text:p text:style-name="P31"><text:span text:style-name="T6">辛いラーメンのお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6" draw:text-style-name="P18" draw:layer="layout" svg:width="4.532cm" svg:height="0.827cm" svg:x="3.858cm" svg:y="5.455cm">
          <draw:text-box>
            <text:p><text:span text:style-name="T6">検索キーワード</text:span></text:p>
          </draw:text-box>
        </draw:frame>
        <draw:custom-shape draw:name="messagebox-positiv 2" draw:style-name="gr137" draw:text-style-name="P23" xml:id="id30" draw:id="id30" draw:layer="layout" svg:width="5.443cm" svg:height="0.908cm" svg:x="13.969cm" svg:y="8.118cm">
          <text:list text:style-name="L1">
            <text:list-item>
              <text:p text:style-name="P1"><text:span text:style-name="T1">辛い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7" draw:style-name="gr138" draw:text-style-name="P3" draw:layer="layout" svg:width="5.443cm" svg:height="0.908cm" svg:x="13.969cm" svg:y="11.763cm">
          <text:list text:style-name="L2">
            <text:list-item>
              <text:p text:style-name="P1"><text:span text:style-name="T1">洋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 8" draw:style-name="gr139" draw:text-style-name="P3" draw:layer="layout" svg:width="5.443cm" svg:height="0.908cm" svg:x="13.969cm" svg:y="12.671cm">
          <text:list text:style-name="L2">
            <text:list-item>
              <text:p text:style-name="P1"><text:span text:style-name="T1">和菓子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4" draw:layer="layout" svg:x1="9.025cm" svg:y1="7.348cm" svg:x2="13.969cm" svg:y2="8.572cm" draw:start-shape="id29" draw:start-glue-point="2" draw:end-shape="id30" draw:end-glue-point="3" svg:d="M9025 7348v1224h4944" svg:viewBox="0 0 4945 1225">
          <text:p/>
        </draw:connector>
        <draw:g draw:name="Sticky-Note 5">
          <draw:polygon draw:style-name="gr141" draw:text-style-name="P32" draw:layer="layout" svg:width="4.988cm" svg:height="3.644cm" svg:x="2.721cm" svg:y="8.618cm" svg:viewBox="0 0 4989 3645" draw:points="0,3645 2881,3633 4989,3555 4925,2757 4909,120 3713,0 0,0">
            <text:p text:style-name="P6"><text:span text:style-name="T10">意味で検索するので</text:span></text:p>
            <text:p text:style-name="P6"><text:span text:style-name="T10">より広い範囲のデータを</text:span></text:p>
            <text:p text:style-name="P6"><text:span text:style-name="T10">取得できる。</text:span></text:p>
          </draw:polygon>
          <draw:g draw:name="Group 5">
            <draw:custom-shape draw:name="Oval 72_ 5" draw:style-name="gr142" draw:text-style-name="P33" draw:layer="layout" svg:width="0.485cm" svg:height="0.435cm" svg:x="4.573cm" svg:y="8.6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_ 5" draw:style-name="gr143" draw:text-style-name="P34" draw:layer="layout" svg:width="0.265cm" svg:height="0.236cm" svg:x="4.693cm" svg:y="8.7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_ 5" draw:style-name="gr144" draw:text-style-name="P35" draw:layer="layout" svg:width="0.323cm" svg:height="0.29cm" svg:x="4.797cm" svg:y="8.6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Title 2" draw:style-name="gr145" draw:text-style-name="P36" draw:layer="layout" svg:width="3.629cm" svg:height="1.917cm" svg:x="0.005cm" svg:y="2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bbon- 1" draw:style-name="gr146" draw:text-style-name="P38" draw:layer="layout" svg:width="7.257cm" svg:height="1.814cm" svg:x="0.272cm" svg:y="3.447cm">
          <text:p text:style-name="P37"><text:span text:style-name="T11">セマンティックサーチ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4" draw:style-name="gr147" draw:text-style-name="P23" xml:id="id31" draw:id="id31" draw:layer="layout" svg:width="5.443cm" svg:height="0.908cm" svg:x="13.969cm" svg:y="9.042cm">
          <text:list text:style-name="L1">
            <text:list-item>
              <text:p text:style-name="P1"><text:span text:style-name="T1">激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1" draw:style-name="gr148" draw:text-style-name="P24" xml:id="id32" draw:id="id32" draw:layer="layout" svg:width="5.443cm" svg:height="0.908cm" svg:x="13.964cm" svg:y="9.995cm">
          <text:list text:style-name="L5">
            <text:list-item>
              <text:p text:style-name="P1"><text:span text:style-name="T1">甘辛ラーメンのお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 2" draw:style-name="gr149" draw:text-style-name="P24" xml:id="id33" draw:id="id33" draw:layer="layout" svg:width="5.443cm" svg:height="0.908cm" svg:x="13.964cm" svg:y="10.919cm">
          <text:list text:style-name="L5">
            <text:list-item>
              <text:p text:style-name="P1"><text:span text:style-name="T1">ただのラーメン店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9.025cm" svg:y1="7.348cm" svg:x2="13.969cm" svg:y2="9.496cm" draw:start-shape="id29" draw:start-glue-point="2" draw:end-shape="id31" draw:end-glue-point="3" svg:d="M9025 7348v2148h4944" svg:viewBox="0 0 4945 2149">
          <text:p/>
        </draw:connector>
        <draw:connector draw:style-name="gr151" draw:text-style-name="P4" draw:layer="layout" svg:x1="9.025cm" svg:y1="7.348cm" svg:x2="13.964cm" svg:y2="10.449cm" draw:start-shape="id29" draw:start-glue-point="2" draw:end-shape="id32" draw:end-glue-point="3" svg:d="M9025 7348v3101h4939" svg:viewBox="0 0 4940 3102">
          <text:p/>
        </draw:connector>
        <draw:connector draw:style-name="gr152" draw:text-style-name="P4" draw:layer="layout" svg:x1="9.025cm" svg:y1="7.348cm" svg:x2="13.964cm" svg:y2="11.373cm" draw:start-shape="id29" draw:start-glue-point="2" draw:end-shape="id33" draw:end-glue-point="3" svg:d="M9025 7348v4025h4939" svg:viewBox="0 0 4940 4026">
          <text:p/>
        </draw:connector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frame presentation:style-name="pr3" draw:text-style-name="P39" draw:layer="layout" svg:width="22.859cm" svg:height="3.223cm" svg:x="1.27cm" svg:y="0.151cm" presentation:class="title" presentation:user-transformed="true">
          <draw:text-box>
            <text:p>PGroongaから使う<text:line-break/>セマンティックサーチ</text:p>
          </draw:text-box>
        </draw:frame>
        <draw:custom-shape draw:name="Ribbon- 2" draw:style-name="gr153" draw:text-style-name="P41" draw:layer="layout" svg:width="7.257cm" svg:height="1.814cm" svg:x="0.336cm" svg:y="3.511cm">
          <text:p text:style-name="P40"><text:span text:style-name="T12">よくある</text:span></text:p>
          <text:p text:style-name="P40"><text:span text:style-name="T12">セマンティックサーチ</text:span></text:p>
          <draw:enhanced-geometry draw:mirror-horizontal="false" draw:mirror-vertical="false" svg:viewBox="0 0 0 0" draw:text-areas="?f6 0 ?f7 ?f18" draw:type="ooxml-ribbon2" draw:modifiers="25137.4312843578 63776.6033423797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range-y-maximum="33333" draw:handle-position="?f5 ?f18" draw:handle-range-y-minimum="0"/>
            <draw:handle draw:handle-position="?f6 ?f24" draw:handle-range-x-minimum="25000" draw:handle-range-x-maximum="75000"/>
          </draw:enhanced-geometry>
        </draw:custom-shape>
        <draw:custom-shape draw:name="messagebox-positiv 16" draw:style-name="gr154" draw:text-style-name="P23" draw:layer="layout" svg:width="5.443cm" svg:height="0.908cm" svg:x="0.543cm" svg:y="7.331cm">
          <text:list text:style-name="L1">
            <text:list-header>
              <text:p text:style-name="P1"><text:span text:style-name="T1">辛い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7" draw:style-name="gr155" draw:text-style-name="P23" draw:layer="layout" svg:width="5.443cm" svg:height="0.908cm" svg:x="0.543cm" svg:y="8.254cm">
          <text:list text:style-name="L1">
            <text:list-header>
              <text:p text:style-name="P1"><text:span text:style-name="T1">激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8" draw:style-name="gr156" draw:text-style-name="P23" draw:layer="layout" svg:width="5.443cm" svg:height="0.908cm" svg:x="0.543cm" svg:y="9.178cm">
          <text:list text:style-name="L1">
            <text:list-header>
              <text:p text:style-name="P1"><text:span text:style-name="T1">甘辛ラーメン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19" draw:style-name="gr157" draw:text-style-name="P23" draw:layer="layout" svg:width="5.443cm" svg:height="0.908cm" svg:x="0.543cm" svg:y="10.101cm">
          <text:list text:style-name="L1">
            <text:list-header>
              <text:p text:style-name="P1"><text:span text:style-name="T1">ただのラーメン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0" draw:style-name="gr158" draw:text-style-name="P23" draw:layer="layout" svg:width="5.443cm" svg:height="0.908cm" svg:x="0.543cm" svg:y="11.025cm">
          <text:list text:style-name="L1">
            <text:list-header>
              <text:p text:style-name="P1"><text:span text:style-name="T1">洋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1" draw:style-name="gr159" draw:text-style-name="P23" draw:layer="layout" svg:width="5.443cm" svg:height="0.908cm" svg:x="0.543cm" svg:y="11.948cm">
          <text:list text:style-name="L1">
            <text:list-header>
              <text:p text:style-name="P1"><text:span text:style-name="T1">和菓子のお店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18" draw:layer="layout" svg:width="3.381cm" svg:height="0.827cm" svg:x="0.02cm" svg:y="5.909cm">
          <draw:text-box>
            <text:p><text:span text:style-name="T6">データ投入</text:span></text:p>
          </draw:text-box>
        </draw:frame>
        <draw:custom-shape draw:style-name="gr161" draw:text-style-name="P42" draw:layer="layout" svg:width="3.084cm" svg:height="1.451cm" svg:x="5.987cm" svg:y="9.434cm">
          <text:p text:style-name="P42"><text:span text:style-name="T13">ベクトル化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messagebox-positiv 22" draw:style-name="gr162" draw:text-style-name="P44" draw:layer="layout" svg:width="5.443cm" svg:height="0.908cm" svg:x="9.071cm" svg:y="7.356cm">
          <text:list text:style-name="L1">
            <text:list-header>
              <text:p text:style-name="P43"><text:span text:style-name="T1">[0.112311...., 0.2108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3" draw:style-name="gr163" draw:text-style-name="P44" draw:layer="layout" svg:width="5.443cm" svg:height="0.908cm" svg:x="9.071cm" svg:y="8.28cm">
          <text:list text:style-name="L1">
            <text:list-header>
              <text:p text:style-name="P43"><text:span text:style-name="T1">[0.121311...., 0.21458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4" draw:style-name="gr164" draw:text-style-name="P44" draw:layer="layout" svg:width="5.443cm" svg:height="0.908cm" svg:x="9.071cm" svg:y="9.203cm">
          <text:list text:style-name="L1">
            <text:list-header>
              <text:p text:style-name="P43"><text:span text:style-name="T1">[0.125612...., 0.21333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5" draw:style-name="gr165" draw:text-style-name="P44" draw:layer="layout" svg:width="5.443cm" svg:height="0.908cm" svg:x="9.071cm" svg:y="10.127cm">
          <text:list text:style-name="L1">
            <text:list-header>
              <text:p text:style-name="P43"><text:span text:style-name="T1">[0.175212...., 0.2013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6" draw:style-name="gr166" draw:text-style-name="P44" draw:layer="layout" svg:width="5.443cm" svg:height="0.908cm" svg:x="9.071cm" svg:y="11.05cm">
          <text:list text:style-name="L1">
            <text:list-header>
              <text:p text:style-name="P43"><text:span text:style-name="T1">[0.375212...., 0.0013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 27" draw:style-name="gr167" draw:text-style-name="P44" draw:layer="layout" svg:width="5.443cm" svg:height="0.908cm" svg:x="9.071cm" svg:y="11.974cm">
          <text:list text:style-name="L1">
            <text:list-header>
              <text:p text:style-name="P43"><text:span text:style-name="T1">[0.355012...., 0.01147...]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353cm" svg:height="8.225cm" svg:x="15.5cm" svg:y="7.44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 table:default-cell-style-name="gray3">
              <table:table-cell>
                <text:p><text:span text:style-name="T14">content</text:span></text:p>
              </table:table-cell>
              <table:table-cell>
                <text:p><text:span text:style-name="T14">embedding</text:span></text:p>
              </table:table-cell>
            </table:table-row>
            <table:table-row table:style-name="ro3">
              <table:table-cell table:style-name="ce2">
                <text:p text:style-name="P45"><text:span text:style-name="T15">辛いラーメンのお店</text:span></text:p>
              </table:table-cell>
              <table:table-cell table:style-name="ce3">
                <text:list text:style-name="L4">
                  <text:list-header>
                    <text:p text:style-name="P46"><text:span text:style-name="T1">[0.112311...., 0.21088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5"><text:span text:style-name="T15">激辛ラーメン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46"><text:span text:style-name="T1">[0.121311...., 0.21458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5"><text:span text:style-name="T15">甘辛ラーメン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46"><text:span text:style-name="T1">[0.125612...., 0.21333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5"><text:span text:style-name="T15">ただのラーメン店</text:span></text:p>
              </table:table-cell>
              <table:table-cell table:style-name="ce3">
                <text:list text:continue-numbering="true" text:style-name="L4">
                  <text:list-header>
                    <text:p text:style-name="P46"><text:span text:style-name="T1">[0.175212...., 0.20137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5"><text:span text:style-name="T15">洋菓子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46"><text:span text:style-name="T1">[0.375212...., 0.00137...]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p text:style-name="P45"><text:span text:style-name="T15">和菓子のお店</text:span></text:p>
              </table:table-cell>
              <table:table-cell table:style-name="ce3">
                <text:list text:continue-numbering="true" text:style-name="L4">
                  <text:list-header>
                    <text:p text:style-name="P46"><text:span text:style-name="T1">[0.355012...., 0.01147...]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-arrow 2" draw:style-name="gr168" draw:text-style-name="P47" draw:layer="layout" svg:width="4.536cm" svg:height="2.721cm" draw:transform="rotate (-2.92586995804329) translate (17.733cm 7.385cm)">
          <text:p/>
          <draw:enhanced-geometry draw:mirror-horizontal="tru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frame draw:style-name="gr169" draw:text-style-name="P48" draw:layer="layout" svg:width="8.757cm" svg:height="1.568cm" svg:x="17.054cm" svg:y="4.998cm">
          <draw:text-box>
            <text:p><text:span text:style-name="T14">元データとベクトルデータを</text:span></text:p>
            <text:p><text:span text:style-name="T14">一緒に</text:span><text:span text:style-name="T14">INSERT</text:span></text:p>
          </draw:text-box>
        </draw:frame>
        <draw:frame draw:style-name="gr170" draw:text-style-name="P18" draw:layer="layout" svg:width="6.259cm" svg:height="0.827cm" svg:x="4.669cm" svg:y="13.516cm">
          <draw:text-box>
            <text:p><text:span text:style-name="T6">ユーザーが自分で実施</text:span></text:p>
          </draw:text-box>
        </draw:frame>
        <draw:custom-shape draw:style-name="gr171" draw:text-style-name="P4" draw:layer="layout" svg:width="0.907cm" svg:height="14.514cm" draw:transform="skewX (-0.000174532925199433) rotate (-1.5707963267949) translate (14.967cm 12.7cm)">
          <text:p/>
          <draw:enhanced-geometry svg:viewBox="0 0 21600 21600" draw:glue-points="0 0 0 21600 21600 10800" draw:text-areas="0 ?f9 7800 ?f10" draw:type="right-brace" draw:modifiers="1800 10695.38153865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1" draw:display-name="Gradient 11" draw:style="radial" draw:cx="0%" draw:cy="0%" draw:start-color="#ffe994" draw:end-color="#ffffa6" draw:start-intensity="100%" draw:end-intensity="100%" draw:border="0%"/>
    <draw:gradient draw:name="Gradient_20_787" draw:display-name="Gradient 787" draw:style="linear" draw:start-color="#ffde59" draw:end-color="#ff972f" draw:start-intensity="100%" draw:end-intensity="100%" draw:angle="240deg" draw:border="0%"/>
    <draw:gradient draw:name="Gradient_20_788" draw:display-name="Gradient 788" draw:style="linear" draw:start-color="#ccb147" draw:end-color="#cc7825" draw:start-intensity="100%" draw:end-intensity="100%" draw:angle="24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0" draw:display-name="線の終点 20" svg:viewBox="0 0 20 20" svg:d="M0 20l10-20 10 20z"/>
    <draw:marker draw:name="線の終点_20_22" draw:display-name="線の終点 22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8" draw:display-name="線の終点 38" svg:viewBox="0 0 20 20" svg:d="M0 20l10-20 10 20z"/>
    <draw:marker draw:name="線の終点_20_39" draw:display-name="線の終点 39" svg:viewBox="0 0 20 20" svg:d="M0 20l10-20 10 20z"/>
    <draw:marker draw:name="線の終点_20_40" draw:display-name="線の終点 40" svg:viewBox="0 0 20 20" svg:d="M0 20l10-20 10 20z"/>
    <draw:marker draw:name="線の終点_20_41" draw:display-name="線の終点 41" svg:viewBox="0 0 20 20" svg:d="M0 20l10-20 10 20z"/>
    <draw:marker draw:name="線の終点_20_42" draw:display-name="線の終点 42" svg:viewBox="0 0 20 20" svg:d="M0 20l10-20 10 20z"/>
    <draw:marker draw:name="線の終点_20_43" draw:display-name="線の終点 43" svg:viewBox="0 0 20 20" svg:d="M0 20l10-20 10 20z"/>
    <draw:marker draw:name="線の終点_20_44" draw:display-name="線の終点 44" svg:viewBox="0 0 20 20" svg:d="M0 20l10-20 10 20z"/>
    <draw:marker draw:name="線の終点_20_45" draw:display-name="線の終点 45" svg:viewBox="0 0 20 20" svg:d="M0 20l10-20 10 20z"/>
    <draw:marker draw:name="線の終点_20_46" draw:display-name="線の終点 46" svg:viewBox="0 0 20 20" svg:d="M0 20l10-20 10 20z"/>
    <draw:marker draw:name="線の終点_20_47" draw:display-name="線の終点 47" svg:viewBox="0 0 20 20" svg:d="M0 20l10-20 10 20z"/>
    <draw:marker draw:name="線の終点_20_48" draw:display-name="線の終点 48" svg:viewBox="0 0 20 20" svg:d="M0 20l10-20 10 20z"/>
    <draw:marker draw:name="線の終点_20_49" draw:display-name="線の終点 49" svg:viewBox="0 0 20 20" svg:d="M0 20l10-20 10 20z"/>
    <draw:marker draw:name="線の終点_20_9" draw:display-name="線の終点 9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IPAゴシック" style:font-family-asian="IPAゴシック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IPAゴシック" style:font-family-asian="IPAゴシック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IPAゴシック" style:font-family-asian="IPAゴシック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2.859cm" svg:height="2.385cm" svg:x="1.27cm" svg:y="0.57cm" presentation:class="title" presentation:placeholder="true">
        <draw:text-box/>
      </draw:frame>
      <draw:frame presentation:style-name="標準-outline1" draw:layer="backgroundobjects" svg:width="22.859cm" svg:height="8.286cm" svg:x="1.27cm" svg:y="3.342cm" presentation:class="outline" presentation:placeholder="true">
        <draw:text-box/>
      </draw:frame>
      <draw:frame presentation:style-name="Mpr1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4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1:23:40.257876480</meta:creation-date>
    <dc:date>2025-10-24T17:55:52.493202731</dc:date>
    <meta:editing-duration>PT12H17M14S</meta:editing-duration>
    <meta:editing-cycles>12</meta:editing-cycles>
    <meta:generator>LibreOffice/7.4.7.2$Linux_X86_64 LibreOffice_project/40$Build-2</meta:generator>
    <meta:document-statistic meta:object-count="258"/>
  </office:meta>
</office:document-meta>
</file>